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Pictures/100000000000051600000471AB8FD46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3.201cm"/>
    </style:style>
    <style:style style:name="Tabella1.D" style:family="table-column">
      <style:table-column-properties style:column-width="0.991cm"/>
    </style:style>
    <style:style style:name="Tabella1.E" style:family="table-column">
      <style:table-column-properties style:column-width="2.713cm"/>
    </style:style>
    <style:style style:name="Tabella1.F" style:family="table-column">
      <style:table-column-properties style:column-width="2.281cm"/>
    </style:style>
    <style:style style:name="Tabella1.G" style:family="table-column">
      <style:table-column-properties style:column-width="4.99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D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F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="0.05pt solid #000000"/>
    </style:style>
    <style:style style:name="Tabella1.18" style:family="table-row">
      <style:table-row-properties style:min-row-height="0.011cm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9" style:family="table-row">
      <style:table-row-properties style:row-height="0.15cm"/>
    </style:style>
    <style:style style:name="Tabella1.A19" style:family="table-cell">
      <style:table-cell-properties style:vertical-align="middle" fo:background-color="#dddddd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21" style:family="table-row">
      <style:table-row-properties style:min-row-height="0.596cm"/>
    </style:style>
    <style:style style:name="Tabella1.A2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22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2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E2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9.978cm" table:align="margins"/>
    </style:style>
    <style:style style:name="Tabella3.A" style:family="table-column">
      <style:table-column-properties style:column-width="2.91cm" style:rel-column-width="9547*"/>
    </style:style>
    <style:style style:name="Tabella3.B" style:family="table-column">
      <style:table-column-properties style:column-width="6.084cm" style:rel-column-width="19956*"/>
    </style:style>
    <style:style style:name="Tabella3.C" style:family="table-column">
      <style:table-column-properties style:column-width="10.984cm" style:rel-column-width="36032*"/>
    </style:style>
    <style:style style:name="Tabella3.A1" style:family="table-cell">
      <style:table-cell-properties fo:padding="0cm" fo:border-left="0.05pt solid #000000" fo:border-right="0.05pt solid #000000" fo:border-top="none" fo:border-bottom="none"/>
    </style:style>
    <style:style style:name="Tabella3.A3" style:family="table-cell">
      <style:table-cell-properties fo:padding="0cm" fo:border-left="0.05pt solid #000000" fo:border-right="none" fo:border-top="none" fo:border-bottom="none"/>
    </style:style>
    <style:style style:name="Tabella3.B3" style:family="table-cell">
      <style:table-cell-properties fo:padding="0cm" fo:border="none"/>
    </style:style>
    <style:style style:name="Tabella3.C3" style:family="table-cell">
      <style:table-cell-properties fo:padding="0cm" fo:border-left="none" fo:border-right="0.05pt solid #000000" fo:border-top="none" fo:border-bottom="none"/>
    </style:style>
    <style:style style:name="Tabella3.A4" style:family="table-cell">
      <style:table-cell-properties fo:padding="0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Ubuntu Light1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1" fo:font-size="10pt" fo:font-weight="bold" officeooo:paragraph-rsid="000b24c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1" fo:font-size="8pt" fo:font-weight="normal" officeooo:paragraph-rsid="000b24c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1" fo:font-size="8pt" fo:font-weight="normal" officeooo:paragraph-rsid="000b24c1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0b24c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3.282cm"/>
        </style:tab-stops>
        <style:background-image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1.8cm"/>
        </style:tab-stops>
        <style:background-image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1.8cm"/>
        </style:tab-stops>
        <style:background-image/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fo:background-color="transparent" style:shadow="none">
        <style:tab-stops>
          <style:tab-stop style:position="13.309cm"/>
        </style:tab-stops>
        <style:background-image/>
      </style:paragraph-properties>
      <style:text-properties style:font-name="Ubuntu Light1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35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3333" style:font-name="Ubuntu Light" fo:font-size="16.5pt" officeooo:rsid="007b372c" style:font-size-asian="16.5pt" style:font-size-complex="16.5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05f0db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office:value-type="string">
            <text:p text:style-name="P7">Progressivo</text:p>
          </table:table-cell>
          <table:table-cell table:style-name="Tabella1.A1" office:value-type="string">
            <text:p text:style-name="P7">Data</text:p>
          </table:table-cell>
          <table:table-cell table:style-name="Tabella1.C1" table:number-columns-spanned="5" office:value-type="string">
            <text:p text:style-name="P7">Ente proponente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8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''&gt;</text:placeholder></text:p>
          </table:table-cell>
          <table:table-cell table:style-name="Tabella1.C2" table:number-columns-spanned="5" office:value-type="string">
            <text:p text:style-name="P17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4" office:value-type="string">
            <text:p text:style-name="P8">Origine: <text:span text:style-name="T6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3" office:value-type="string">
            <text:p text:style-name="P10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</table:table-row>
        <table:table-row table:style-name="Tabella1.5">
          <table:table-cell table:style-name="Tabella1.A16" table:number-columns-spanned="7" office:value-type="string">
            <text:p text:style-name="P15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7" office:value-type="string">
            <text:p text:style-name="P7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7" office:value-type="string">
            <text:p text:style-name="P19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6" table:number-columns-spanned="7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7" office:value-type="string">
            <text:p text:style-name="P15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6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7" office:value-type="string">
            <text:p text:style-name="P27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7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7" office:value-type="string">
            <text:p text:style-name="P15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2">PIANIFICAZIONE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3" office:value-type="string">
            <text:p text:style-name="P7">Attività</text:p>
          </table:table-cell>
          <table:covered-table-cell/>
          <table:covered-table-cell/>
          <table:table-cell table:style-name="Tabella1.D15" table:number-columns-spanned="2" office:value-type="string">
            <text:p text:style-name="P7">Responsabile</text:p>
          </table:table-cell>
          <table:covered-table-cell/>
          <table:table-cell table:style-name="Tabella1.F15" office:value-type="string">
            <text:p text:style-name="P7">Scadenza</text:p>
          </table:table-cell>
          <table:table-cell table:style-name="Tabella1.G15" office:value-type="string">
            <text:p text:style-name="P7">Firma</text:p>
          </table:table-cell>
        </table:table-row>
        <table:table-row table:style-name="Tabella1.1">
          <table:table-cell table:style-name="Tabella1.A16" table:number-columns-spanned="7" office:value-type="string">
            <text:p text:style-name="P9"><text:placeholder text:placeholder-type="text">&lt;for each="line in 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3" office:value-type="string">
            <text:p text:style-name="P20"><text:placeholder text:placeholder-type="text">&lt;line.name&gt;</text:placeholder></text:p>
          </table:table-cell>
          <table:covered-table-cell/>
          <table:covered-table-cell/>
          <table:table-cell table:style-name="Tabella1.D17" table:number-columns-spanned="2" office:value-type="string">
            <text:p text:style-name="P18"><text:placeholder text:placeholder-type="text">&lt;line.manager_id.name&gt;</text:placeholder></text:p>
          </table:table-cell>
          <table:covered-table-cell/>
          <table:table-cell table:style-name="Tabella1.F17" office:value-type="string">
            <text:p text:style-name="P18"><text:placeholder text:placeholder-type="text">&lt;formatLang(line.deadline, date=True) if line.deadline else ''&gt;</text:placeholder></text:p>
          </table:table-cell>
          <table:table-cell table:style-name="Tabella1.G17" office:value-type="string">
            <text:p text:style-name="P9"/>
          </table:table-cell>
        </table:table-row>
        <table:table-row table:style-name="Tabella1.18">
          <table:table-cell table:style-name="Tabella1.A18" table:number-columns-spanned="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row>
                <table:table-cell table:style-name="Tabella3.A1" table:number-columns-spanned="3" office:value-type="string">
                  <text:p text:style-name="P22"><text:placeholder text:placeholder-type="text">&lt;for each="l in line.working_ids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1" table:number-columns-spanned="3" office:value-type="string">
                  <text:p text:style-name="P26"><text:placeholder text:placeholder-type="text">&lt;if test="not l.internal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3"><text:placeholder text:placeholder-type="text">&lt;formatLang(l.date, date=True) if l.date else ''&gt;</text:placeholder></text:p>
                </table:table-cell>
                <table:table-cell table:style-name="Tabella3.B3" office:value-type="string">
                  <text:p text:style-name="P24"><text:placeholder text:placeholder-type="text">&lt;l.name&gt;</text:placeholder></text:p>
                </table:table-cell>
                <table:table-cell table:style-name="Tabella3.C3" office:value-type="string">
                  <text:p text:style-name="P24"><text:placeholder text:placeholder-type="text">&lt;l.note&gt;</text:placeholder></text:p>
                </table:table-cell>
              </table:table-row>
              <table:table-row>
                <table:table-cell table:style-name="Tabella3.A4" table:number-columns-spanned="3" office:value-type="string">
                  <text:p text:style-name="P26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5" table:number-columns-spanned="3" office:value-type="string">
                  <text:p text:style-name="P2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0" table:number-columns-spanned="7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7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6" table:number-columns-spanned="7" office:value-type="string">
            <text:p text:style-name="P13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5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9">Giudizio: <text:span text:style-name="T6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5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7" table:number-columns-spanned="4" office:value-type="string">
            <text:p text:style-name="P14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table-cell table:style-name="Tabella1.E27" table:number-columns-spanned="3" office:value-type="string">
            <text:p text:style-name="P14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</table:table-row>
        <table:table-row table:style-name="Tabella1.22">
          <table:table-cell table:style-name="Tabella1.A11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/>
      <text:p text:style-name="P31"><text:tab/><text:span text:style-name="T8">Firma RDQ</text:span></text:p>
      <text:p text:style-name="P32"><text:soft-page-break/><text:tab/>_______________________________</text:p>
      <text:p text:style-name="P29"/>
      <text:p text:style-name="P34"><text:tab/>Firma RAQ</text:p>
      <text:p text:style-name="P33"><text:tab/>_______________________________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1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color="#ff3333" style:font-name="Ubuntu Light" fo:font-size="16.5pt" officeooo:rsid="007b372c" style:font-size-asian="16.5pt" style:font-size-complex="16.5pt"/>
    </style:style>
    <style:style style:name="MT5" style:family="text">
      <style:text-properties fo:font-weight="normal" style:font-weight-asian="normal" style:font-weight-complex="normal"/>
    </style:style>
    <style:style style:name="MT6" style:family="text">
      <style:text-properties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2" text:anchor-type="paragraph" svg:x="16.669cm" svg:y="0.076cm" svg:width="2.36cm" svg:height="1.891cm" draw:z-index="1"><draw:image xlink:href="Pictures/100000000000051600000471AB8FD46F.jpg" xlink:type="simple" xlink:show="embed" xlink:actuate="onLoad"/></draw:frame><draw:frame draw:style-name="Mfr2" draw:name="immagini1" text:anchor-type="paragraph" svg:x="10.643cm" svg:y="0.099cm" svg:width="5.68cm" svg:height="1.891cm" draw:z-index="3"><draw:image xlink:href="Pictures/100000000000016600000077BCE3AB21.jpg" xlink:type="simple" xlink:show="embed" xlink:actuate="onLoad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 text:c="6"/><text:span text:style-name="MT5"><text:s/></text:span><text:span text:style-name="MT6"><text:s text:c="4"/></text:span><text:span text:style-name="MT7">(Ver. 1.0 del 01/06/2014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4:16:04.162227312</dc:date>
    <meta:editing-duration>P1DT13H17M5S</meta:editing-duration>
    <meta:editing-cycles>372</meta:editing-cycles>
    <meta:generator>LibreOffice/4.3.3.2$Linux_X86_64 LibreOffice_project/430m0$Build-2</meta:generator>
    <dc:creator>Administrator </dc:creator>
    <meta:document-statistic meta:table-count="2" meta:image-count="2" meta:object-count="0" meta:page-count="2" meta:paragraph-count="53" meta:word-count="164" meta:character-count="1432" meta:non-whitespace-character-count="1290"/>
    <meta:user-defined meta:name="Info 1"/>
    <meta:user-defined meta:name="Info 2"/>
    <meta:user-defined meta:name="Info 3"/>
    <meta:user-defined meta:name="Info 4"/>
  </office:meta>
</office:document-meta>
</file>